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4.1854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1.9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79in" style:rel-column-width="1077*"/>
    </style:style>
    <style:style style:name="Table1.B" style:family="table-column">
      <style:table-column-properties style:column-width="1.8181in" style:rel-column-width="2618*"/>
    </style:style>
    <style:style style:name="Table1.C" style:family="table-column">
      <style:table-column-properties style:column-width="1.4493in" style:rel-column-width="2087*"/>
    </style:style>
    <style:style style:name="Table1.D" style:family="table-column">
      <style:table-column-properties style:column-width="1.3389in" style:rel-column-width="1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479in" style:rel-column-width="1077*"/>
    </style:style>
    <style:style style:name="Table2.B" style:family="table-column">
      <style:table-column-properties style:column-width="1.8181in" style:rel-column-width="2618*"/>
    </style:style>
    <style:style style:name="Table2.C" style:family="table-column">
      <style:table-column-properties style:column-width="1.4493in" style:rel-column-width="2087*"/>
    </style:style>
    <style:style style:name="Table2.D" style:family="table-column">
      <style:table-column-properties style:column-width="1.3389in" style:rel-column-width="192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479in" style:rel-column-width="1077*"/>
    </style:style>
    <style:style style:name="Table3.B" style:family="table-column">
      <style:table-column-properties style:column-width="1.8181in" style:rel-column-width="2618*"/>
    </style:style>
    <style:style style:name="Table3.C" style:family="table-column">
      <style:table-column-properties style:column-width="1.4493in" style:rel-column-width="2087*"/>
    </style:style>
    <style:style style:name="Table3.D" style:family="table-column">
      <style:table-column-properties style:column-width="1.3389in" style:rel-column-width="192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27fcfd"/>
    </style:style>
    <style:style style:name="P3" style:family="paragraph" style:parent-style-name="Standard">
      <style:text-properties fo:font-weight="bold" officeooo:rsid="0033fbdf" officeooo:paragraph-rsid="0033fbdf" style:font-weight-asian="bold" style:font-weight-complex="bold"/>
    </style:style>
    <style:style style:name="P4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436f5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264f9b" officeooo:paragraph-rsid="005521a3" style:font-weight-asian="bold" style:font-weight-complex="bold"/>
    </style:style>
    <style:style style:name="P7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8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9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10" style:family="paragraph" style:parent-style-name="Standard">
      <style:text-properties officeooo:rsid="0011b025" officeooo:paragraph-rsid="0011b025"/>
    </style:style>
    <style:style style:name="P11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2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3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4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5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6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7" style:family="paragraph" style:parent-style-name="Standard">
      <style:text-properties fo:font-style="italic" officeooo:rsid="002436f5" officeooo:paragraph-rsid="006b8b04" style:font-style-asian="italic" style:font-style-complex="italic"/>
    </style:style>
    <style:style style:name="P18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style:text-underline-style="none" fo:font-weight="normal" officeooo:rsid="00256ecc" officeooo:paragraph-rsid="005521a3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officeooo:rsid="00147dd9" officeooo:paragraph-rsid="0013268f"/>
    </style:style>
    <style:style style:name="P29" style:family="paragraph" style:parent-style-name="Standard">
      <style:text-properties officeooo:rsid="0015f1ff" officeooo:paragraph-rsid="0015f1ff"/>
    </style:style>
    <style:style style:name="P30" style:family="paragraph" style:parent-style-name="Standard">
      <style:text-properties officeooo:rsid="0015f1ff" officeooo:paragraph-rsid="004db8ec"/>
    </style:style>
    <style:style style:name="P31" style:family="paragraph" style:parent-style-name="Standard">
      <style:text-properties officeooo:paragraph-rsid="0027fcfd"/>
    </style:style>
    <style:style style:name="P32" style:family="paragraph" style:parent-style-name="Standard">
      <style:text-properties officeooo:rsid="0019f535" officeooo:paragraph-rsid="0019f535"/>
    </style:style>
    <style:style style:name="P33" style:family="paragraph" style:parent-style-name="Standard">
      <style:text-properties officeooo:rsid="0027fcfd" officeooo:paragraph-rsid="0063f3c5"/>
    </style:style>
    <style:style style:name="P34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35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69fa4b" officeooo:paragraph-rsid="005d12fa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6" style:family="paragraph" style:parent-style-name="Standard">
      <style:text-properties officeooo:rsid="0033fbdf" officeooo:paragraph-rsid="0033fbdf"/>
    </style:style>
    <style:style style:name="P47" style:family="paragraph" style:parent-style-name="Standard">
      <style:text-properties officeooo:rsid="0034ed8b" officeooo:paragraph-rsid="0034ed8b"/>
    </style:style>
    <style:style style:name="P48" style:family="paragraph" style:parent-style-name="Standard">
      <style:text-properties officeooo:paragraph-rsid="00367935"/>
    </style:style>
    <style:style style:name="P49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53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54" style:family="paragraph" style:parent-style-name="Standard">
      <style:text-properties style:text-line-through-style="none" style:text-line-through-type="none" fo:font-style="italic" style:text-underline-style="none" officeooo:paragraph-rsid="00367935" style:font-style-asian="italic" style:font-style-complex="italic"/>
    </style:style>
    <style:style style:name="P55" style:family="paragraph" style:parent-style-name="Standard">
      <style:text-properties officeooo:paragraph-rsid="00524926"/>
    </style:style>
    <style:style style:name="P56" style:family="paragraph" style:parent-style-name="Standard">
      <style:text-properties officeooo:rsid="0012a0dc" officeooo:paragraph-rsid="0012a0dc"/>
    </style:style>
    <style:style style:name="P57" style:family="paragraph" style:parent-style-name="Standard">
      <style:text-properties officeooo:rsid="0020905d" officeooo:paragraph-rsid="005521a3"/>
    </style:style>
    <style:style style:name="P58" style:family="paragraph" style:parent-style-name="Standard">
      <style:text-properties officeooo:paragraph-rsid="003eeb50"/>
    </style:style>
    <style:style style:name="P59" style:family="paragraph" style:parent-style-name="Standard">
      <style:text-properties officeooo:rsid="00205d85" officeooo:paragraph-rsid="00546728"/>
    </style:style>
    <style:style style:name="P60" style:family="paragraph" style:parent-style-name="Standard">
      <style:text-properties officeooo:rsid="00205d85" officeooo:paragraph-rsid="005f7223"/>
    </style:style>
    <style:style style:name="P61" style:family="paragraph" style:parent-style-name="Standard">
      <style:text-properties officeooo:paragraph-rsid="005521a3"/>
    </style:style>
    <style:style style:name="P62" style:family="paragraph" style:parent-style-name="Standard">
      <style:text-properties officeooo:rsid="005521a3" officeooo:paragraph-rsid="005521a3"/>
    </style:style>
    <style:style style:name="P63" style:family="paragraph" style:parent-style-name="Standard">
      <style:text-properties officeooo:rsid="002436f5" officeooo:paragraph-rsid="003cb407"/>
    </style:style>
    <style:style style:name="P64" style:family="paragraph" style:parent-style-name="Standard">
      <style:text-properties officeooo:rsid="002436f5" officeooo:paragraph-rsid="005521a3"/>
    </style:style>
    <style:style style:name="P65" style:family="paragraph" style:parent-style-name="Standard">
      <style:text-properties officeooo:rsid="002436f5" officeooo:paragraph-rsid="006b8b04"/>
    </style:style>
    <style:style style:name="P66" style:family="paragraph" style:parent-style-name="Standard">
      <style:text-properties officeooo:rsid="0022a34b" officeooo:paragraph-rsid="005521a3"/>
    </style:style>
    <style:style style:name="P67" style:family="paragraph" style:parent-style-name="Standard">
      <style:text-properties officeooo:rsid="0056d959" officeooo:paragraph-rsid="0056d959"/>
    </style:style>
    <style:style style:name="P68" style:family="paragraph" style:parent-style-name="Standard">
      <style:text-properties officeooo:rsid="005aa0ca" officeooo:paragraph-rsid="0012a0dc"/>
    </style:style>
    <style:style style:name="P69" style:family="paragraph" style:parent-style-name="Standard">
      <style:text-properties officeooo:paragraph-rsid="005d12fa"/>
    </style:style>
    <style:style style:name="P70" style:family="paragraph" style:parent-style-name="Standard">
      <style:text-properties style:text-line-through-style="solid" style:text-line-through-type="single" fo:font-weight="normal" officeooo:rsid="003eeb50" officeooo:paragraph-rsid="003eeb50" style:font-weight-asian="normal" style:font-weight-complex="normal"/>
    </style:style>
    <style:style style:name="P71" style:family="paragraph" style:parent-style-name="Standard">
      <style:paragraph-properties fo:line-height="150%"/>
      <style:text-properties officeooo:paragraph-rsid="005521a3"/>
    </style:style>
    <style:style style:name="P72" style:family="paragraph" style:parent-style-name="Standard">
      <style:text-properties officeooo:paragraph-rsid="0071f6b3"/>
    </style:style>
    <style:style style:name="P73" style:family="paragraph" style:parent-style-name="Standard">
      <style:text-properties officeooo:paragraph-rsid="006a9ead"/>
    </style:style>
    <style:style style:name="P74" style:family="paragraph" style:parent-style-name="Standard">
      <style:text-properties officeooo:paragraph-rsid="007b744f"/>
    </style:style>
    <style:style style:name="P75" style:family="paragraph" style:parent-style-name="Standard">
      <style:text-properties officeooo:paragraph-rsid="007f9b5f"/>
    </style:style>
    <style:style style:name="P76" style:family="paragraph" style:parent-style-name="Table_20_Contents">
      <style:text-properties officeooo:rsid="0022a34b" officeooo:paragraph-rsid="005521a3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22a34b" officeooo:paragraph-rsid="005521a3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69fa4b" officeooo:paragraph-rsid="0069fa4b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officeooo:paragraph-rsid="005521a3"/>
    </style:style>
    <style:style style:name="P80" style:family="paragraph" style:parent-style-name="Table_20_Contents">
      <style:paragraph-properties fo:text-align="center" style:justify-single-word="false"/>
      <style:text-properties officeooo:rsid="0069fa4b" officeooo:paragraph-rsid="0069fa4b"/>
    </style:style>
    <style:style style:name="P81" style:family="paragraph" style:parent-style-name="Standard">
      <style:paragraph-properties fo:line-height="150%" fo:break-before="page"/>
      <style:text-properties officeooo:paragraph-rsid="005521a3"/>
    </style:style>
    <style:style style:name="P82" style:family="paragraph" style:parent-style-name="Table_20_Contents">
      <style:paragraph-properties fo:text-align="center" style:justify-single-word="false"/>
      <style:text-properties officeooo:paragraph-rsid="005521a3"/>
    </style:style>
    <style:style style:name="P83" style:family="paragraph" style:parent-style-name="Table_20_Contents">
      <style:paragraph-properties fo:text-align="center" style:justify-single-word="false"/>
      <style:text-properties officeooo:paragraph-rsid="0063f3c5"/>
    </style:style>
    <style:style style:name="P84" style:family="paragraph" style:parent-style-name="Standard" style:list-style-name="L1">
      <style:text-properties officeooo:rsid="0013268f" officeooo:paragraph-rsid="0013268f"/>
    </style:style>
    <style:style style:name="P85" style:family="paragraph" style:parent-style-name="Standard" style:list-style-name="L2">
      <style:text-properties officeooo:paragraph-rsid="00118c4a"/>
    </style:style>
    <style:style style:name="P86" style:family="paragraph" style:parent-style-name="Standard" style:list-style-name="L2">
      <style:text-properties fo:color="#228b22" officeooo:rsid="0011b025" officeooo:paragraph-rsid="0011b025"/>
    </style:style>
    <style:style style:name="P87" style:family="paragraph" style:parent-style-name="Standard" style:list-style-name="L2">
      <style:text-properties fo:color="#ff00ff" officeooo:rsid="0011b025" officeooo:paragraph-rsid="0011b025"/>
    </style:style>
    <style:style style:name="P88" style:family="paragraph" style:parent-style-name="Standard" style:list-style-name="L3">
      <style:text-properties officeooo:rsid="0012a0dc" officeooo:paragraph-rsid="0012a0dc"/>
    </style:style>
    <style:style style:name="P89" style:family="paragraph" style:parent-style-name="Standard" style:list-style-name="L4">
      <style:text-properties officeooo:rsid="0033fbdf" officeooo:paragraph-rsid="0033fbdf"/>
    </style:style>
    <style:style style:name="P90" style:family="paragraph" style:parent-style-name="Standard" style:list-style-name="L5">
      <style:text-properties officeooo:rsid="0033fbdf" officeooo:paragraph-rsid="0033fbdf"/>
    </style:style>
    <style:style style:name="P91" style:family="paragraph" style:parent-style-name="Standard" style:list-style-name="L6">
      <style:text-properties officeooo:paragraph-rsid="005b5cd3"/>
    </style:style>
    <style:style style:name="P92" style:family="paragraph" style:parent-style-name="Standard" style:list-style-name="L7">
      <style:text-properties officeooo:paragraph-rsid="00367935"/>
    </style:style>
    <style:style style:name="P93" style:family="paragraph" style:parent-style-name="Standard" style:list-style-name="L7">
      <style:text-properties officeooo:rsid="00367935" officeooo:paragraph-rsid="00367935"/>
    </style:style>
    <style:style style:name="P94" style:family="paragraph" style:parent-style-name="Standard" style:list-style-name="L8">
      <style:text-properties officeooo:rsid="00386ddb" officeooo:paragraph-rsid="00386ddb"/>
    </style:style>
    <style:style style:name="P95" style:family="paragraph" style:parent-style-name="Standard" style:list-style-name="L9">
      <style:text-properties style:text-underline-style="none" fo:font-weight="normal" officeooo:rsid="0040eb9d" officeooo:paragraph-rsid="0040eb9d" style:font-weight-asian="normal" style:font-weight-complex="normal"/>
    </style:style>
    <style:style style:name="P96" style:family="paragraph" style:parent-style-name="Standard" style:list-style-name="L10">
      <style:text-properties officeooo:paragraph-rsid="0056d959"/>
    </style:style>
    <style:style style:name="P97" style:family="paragraph" style:parent-style-name="Standard" style:list-style-name="L10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9" style:family="paragraph" style:parent-style-name="Standard" style:list-style-name="L11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08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11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1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113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14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16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18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19" style:family="paragraph" style:parent-style-name="Standard">
      <style:text-properties fo:font-style="normal" officeooo:rsid="00864564" officeooo:paragraph-rsid="00864564" style:font-style-asian="normal" style:font-style-complex="normal"/>
    </style:style>
    <style:style style:name="P120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font-style="italic" style:text-underline-style="none" fo:font-weight="normal" officeooo:rsid="00256ecc" officeooo:paragraph-rsid="005521a3" style:font-style-asian="italic" style:font-weight-asian="normal" style:font-style-complex="italic" style:font-weight-complex="normal"/>
    </style:style>
    <style:style style:name="P122" style:family="paragraph" style:parent-style-name="Standard">
      <style:text-properties fo:font-style="italic" style:text-underline-style="none" fo:font-weight="normal" officeooo:rsid="00845544" officeooo:paragraph-rsid="00845544" style:font-style-asian="italic" style:font-weight-asian="normal" style:font-style-complex="italic" style:font-weight-complex="normal"/>
    </style:style>
    <style:style style:name="P123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28" style:family="paragraph" style:parent-style-name="Standard">
      <style:text-properties officeooo:paragraph-rsid="0080477a"/>
    </style:style>
    <style:style style:name="P129" style:family="paragraph" style:parent-style-name="Standard">
      <style:text-properties officeooo:paragraph-rsid="007b744f"/>
    </style:style>
    <style:style style:name="P130" style:family="paragraph" style:parent-style-name="Standard">
      <style:paragraph-properties fo:line-height="150%"/>
      <style:text-properties officeooo:paragraph-rsid="0013268f"/>
    </style:style>
    <style:style style:name="P131" style:family="paragraph" style:parent-style-name="Standard">
      <style:paragraph-properties fo:line-height="150%"/>
      <style:text-properties officeooo:paragraph-rsid="0040eb9d"/>
    </style:style>
    <style:style style:name="P132" style:family="paragraph" style:parent-style-name="Standard">
      <style:paragraph-properties fo:line-height="150%"/>
      <style:text-properties officeooo:paragraph-rsid="0045286d"/>
    </style:style>
    <style:style style:name="P133" style:family="paragraph" style:parent-style-name="Standard">
      <style:paragraph-properties fo:line-height="150%"/>
      <style:text-properties officeooo:paragraph-rsid="007e5da6"/>
    </style:style>
    <style:style style:name="P134" style:family="paragraph" style:parent-style-name="Standard">
      <style:text-properties officeooo:paragraph-rsid="0071f6b3"/>
    </style:style>
    <style:style style:name="P135" style:family="paragraph" style:parent-style-name="Standard">
      <style:text-properties officeooo:rsid="0015f1ff" officeooo:paragraph-rsid="0082538a"/>
    </style:style>
    <style:style style:name="P136" style:family="paragraph" style:parent-style-name="Standard">
      <style:text-properties officeooo:paragraph-rsid="005eeb02"/>
    </style:style>
    <style:style style:name="P137" style:family="paragraph" style:parent-style-name="Standard">
      <style:text-properties officeooo:rsid="0034ed8b" officeooo:paragraph-rsid="0034ed8b"/>
    </style:style>
    <style:style style:name="P138" style:family="paragraph" style:parent-style-name="Standard">
      <style:text-properties officeooo:rsid="0011b025" officeooo:paragraph-rsid="0011b025"/>
    </style:style>
    <style:style style:name="P139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140" style:family="paragraph" style:parent-style-name="Standard">
      <style:text-properties officeooo:paragraph-rsid="00883289"/>
    </style:style>
    <style:style style:name="P141" style:family="paragraph" style:parent-style-name="Standard">
      <style:text-properties officeooo:paragraph-rsid="00885557"/>
    </style:style>
    <style:style style:name="P142" style:family="paragraph" style:parent-style-name="Standard">
      <style:text-properties officeooo:rsid="008872eb" officeooo:paragraph-rsid="008872eb"/>
    </style:style>
    <style:style style:name="P143" style:family="paragraph" style:parent-style-name="Standard" style:list-style-name="L12">
      <style:text-properties officeooo:rsid="008872eb" officeooo:paragraph-rsid="008872eb"/>
    </style:style>
    <style:style style:name="P144" style:family="paragraph" style:parent-style-name="Standard">
      <style:paragraph-properties fo:line-height="150%"/>
      <style:text-properties officeooo:rsid="008872eb" officeooo:paragraph-rsid="008872eb"/>
    </style:style>
    <style:style style:name="P145" style:family="paragraph" style:parent-style-name="Standard">
      <style:text-properties officeooo:rsid="0027fcfd" officeooo:paragraph-rsid="0063f3c5"/>
    </style:style>
    <style:style style:name="P146" style:family="paragraph" style:parent-style-name="Standard">
      <style:text-properties officeooo:paragraph-rsid="008a06de"/>
    </style:style>
    <style:style style:name="P147" style:family="paragraph" style:parent-style-name="Standard">
      <style:text-properties officeooo:paragraph-rsid="008d7148"/>
    </style:style>
    <style:style style:name="P148" style:family="paragraph" style:parent-style-name="Standard">
      <style:paragraph-properties fo:break-before="page"/>
      <style:text-properties fo:font-weight="bold" officeooo:rsid="0065ca74" officeooo:paragraph-rsid="0069cf92" style:font-weight-asian="bold" style:font-weight-complex="bold"/>
    </style:style>
    <style:style style:name="P149" style:family="paragraph" style:parent-style-name="Standard">
      <style:paragraph-properties fo:break-before="page"/>
      <style:text-properties officeooo:paragraph-rsid="008dd7a7"/>
    </style:style>
    <style:style style:name="P1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officeooo:rsid="00367935"/>
    </style:style>
    <style:style style:name="T23" style:family="text">
      <style:text-properties fo:color="#0000ff" fo:font-weight="normal" officeooo:rsid="00367935" style:font-weight-asian="normal" style:font-weight-complex="normal"/>
    </style:style>
    <style:style style:name="T24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officeooo:rsid="00845544"/>
    </style:style>
    <style:style style:name="T32" style:family="text">
      <style:text-properties fo:font-weight="normal" officeooo:rsid="003c27f0" style:font-weight-asian="normal" style:font-weight-complex="normal"/>
    </style:style>
    <style:style style:name="T33" style:family="text">
      <style:text-properties fo:font-weight="normal" officeooo:rsid="003cb407" style:font-weight-asian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22c018" style:font-style-asian="italic" style:font-style-complex="italic"/>
    </style:style>
    <style:style style:name="T36" style:family="text">
      <style:text-properties fo:font-style="italic" officeooo:rsid="00256ecc" style:font-style-asian="italic" style:font-style-complex="italic"/>
    </style:style>
    <style:style style:name="T37" style:family="text">
      <style:text-properties fo:font-style="italic" officeooo:rsid="0020905d" style:font-style-asian="italic" style:font-style-complex="italic"/>
    </style:style>
    <style:style style:name="T38" style:family="text">
      <style:text-properties fo:font-style="italic" officeooo:rsid="00546728" style:font-style-asian="italic" style:font-style-complex="italic"/>
    </style:style>
    <style:style style:name="T39" style:family="text">
      <style:text-properties fo:font-style="italic" officeooo:rsid="002e41db" style:font-style-asian="italic" style:font-style-complex="italic"/>
    </style:style>
    <style:style style:name="T40" style:family="text">
      <style:text-properties fo:font-style="italic" officeooo:rsid="006317f8" style:font-style-asian="italic" style:font-style-complex="italic"/>
    </style:style>
    <style:style style:name="T41" style:family="text">
      <style:text-properties fo:font-style="italic" officeooo:rsid="00672a68" style:font-style-asian="italic" style:font-style-complex="italic"/>
    </style:style>
    <style:style style:name="T42" style:family="text">
      <style:text-properties fo:font-style="italic" officeooo:rsid="006c1d47" style:font-style-asian="italic" style:font-style-complex="italic"/>
    </style:style>
    <style:style style:name="T43" style:family="text">
      <style:text-properties fo:font-style="italic" officeooo:rsid="00838393" style:font-style-asian="italic" style:font-style-complex="italic"/>
    </style:style>
    <style:style style:name="T4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7a3a38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none" fo:font-weight="normal" officeooo:rsid="007b744f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64" style:family="text">
      <style:text-properties officeooo:rsid="00205d85"/>
    </style:style>
    <style:style style:name="T65" style:family="text">
      <style:text-properties officeooo:rsid="0020905d"/>
    </style:style>
    <style:style style:name="T66" style:family="text">
      <style:text-properties officeooo:rsid="0022a34b"/>
    </style:style>
    <style:style style:name="T67" style:family="text">
      <style:text-properties officeooo:rsid="002436f5"/>
    </style:style>
    <style:style style:name="T68" style:family="text">
      <style:text-properties officeooo:rsid="00256ecc"/>
    </style:style>
    <style:style style:name="T69" style:family="text">
      <style:text-properties officeooo:rsid="0027fcfd"/>
    </style:style>
    <style:style style:name="T70" style:family="text">
      <style:text-properties officeooo:rsid="0029525d"/>
    </style:style>
    <style:style style:name="T71" style:family="text">
      <style:text-properties officeooo:rsid="0029f202"/>
    </style:style>
    <style:style style:name="T72" style:family="text">
      <style:text-properties officeooo:rsid="002e41db"/>
    </style:style>
    <style:style style:name="T73" style:family="text">
      <style:text-properties officeooo:rsid="0031326b"/>
    </style:style>
    <style:style style:name="T74" style:family="text">
      <style:text-properties officeooo:rsid="0033fbdf"/>
    </style:style>
    <style:style style:name="T75" style:family="text">
      <style:text-properties officeooo:rsid="0034ed8b"/>
    </style:style>
    <style:style style:name="T76" style:family="text">
      <style:text-properties officeooo:rsid="00367935"/>
    </style:style>
    <style:style style:name="T77" style:family="text">
      <style:text-properties officeooo:rsid="00398ddf"/>
    </style:style>
    <style:style style:name="T78" style:family="text">
      <style:text-properties officeooo:rsid="003b4e50"/>
    </style:style>
    <style:style style:name="T79" style:family="text">
      <style:text-properties officeooo:rsid="0043121f"/>
    </style:style>
    <style:style style:name="T8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5d12fa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officeooo:rsid="00524926" style:font-style-asian="normal" style:font-style-complex="normal"/>
    </style:style>
    <style:style style:name="T110" style:family="text">
      <style:text-properties fo:font-style="normal" officeooo:rsid="0033fbdf" style:font-style-asian="normal" style:font-style-complex="normal"/>
    </style:style>
    <style:style style:name="T111" style:family="text">
      <style:text-properties fo:font-style="normal" officeooo:rsid="0034ed8b" style:font-style-asian="normal" style:font-style-complex="normal"/>
    </style:style>
    <style:style style:name="T112" style:family="text">
      <style:text-properties fo:font-style="normal" officeooo:rsid="0052a33a" style:font-style-asian="normal" style:font-style-complex="normal"/>
    </style:style>
    <style:style style:name="T113" style:family="text">
      <style:text-properties fo:font-style="normal" officeooo:rsid="0012a0dc" style:font-style-asian="normal" style:font-style-complex="normal"/>
    </style:style>
    <style:style style:name="T114" style:family="text">
      <style:text-properties fo:font-style="normal" officeooo:rsid="005aa0ca" style:font-style-asian="normal" style:font-style-complex="normal"/>
    </style:style>
    <style:style style:name="T115" style:family="text">
      <style:text-properties fo:font-style="normal" officeooo:rsid="0092f82d" style:font-style-asian="normal" style:font-style-complex="normal"/>
    </style:style>
    <style:style style:name="T116" style:family="text">
      <style:text-properties officeooo:rsid="004d4d0b"/>
    </style:style>
    <style:style style:name="T117" style:family="text">
      <style:text-properties officeooo:rsid="0013268f"/>
    </style:style>
    <style:style style:name="T118" style:family="text">
      <style:text-properties officeooo:rsid="004f4350"/>
    </style:style>
    <style:style style:name="T119" style:family="text">
      <style:text-properties officeooo:rsid="00501b3c"/>
    </style:style>
    <style:style style:name="T120" style:family="text">
      <style:text-properties officeooo:rsid="00147dd9"/>
    </style:style>
    <style:style style:name="T121" style:family="text">
      <style:text-properties officeooo:rsid="0054a0cd"/>
    </style:style>
    <style:style style:name="T122" style:family="text">
      <style:text-properties officeooo:rsid="005521a3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officeooo:rsid="005f7223" style:font-weight-asian="bold" style:font-weight-complex="bold"/>
    </style:style>
    <style:style style:name="T125" style:family="text">
      <style:text-properties officeooo:rsid="005b5cd3"/>
    </style:style>
    <style:style style:name="T126" style:family="text">
      <style:text-properties officeooo:rsid="005b5f51"/>
    </style:style>
    <style:style style:name="T127" style:family="text">
      <style:text-properties officeooo:rsid="005d12fa"/>
    </style:style>
    <style:style style:name="T128" style:family="text">
      <style:text-properties officeooo:rsid="003cb407"/>
    </style:style>
    <style:style style:name="T129" style:family="text">
      <style:text-properties officeooo:rsid="005f7223"/>
    </style:style>
    <style:style style:name="T130" style:family="text">
      <style:text-properties officeooo:rsid="006317f8"/>
    </style:style>
    <style:style style:name="T131" style:family="text">
      <style:text-properties officeooo:rsid="0063f3c5"/>
    </style:style>
    <style:style style:name="T132" style:family="text">
      <style:text-properties officeooo:rsid="00672a68"/>
    </style:style>
    <style:style style:name="T133" style:family="text">
      <style:text-properties style:text-underline-style="none" fo:font-weight="normal" style:font-weight-asian="normal" style:font-weight-complex="normal"/>
    </style:style>
    <style:style style:name="T134" style:family="text">
      <style:text-properties style:text-underline-style="none" fo:font-weight="normal" officeooo:rsid="00721e09" style:font-weight-asian="normal" style:font-weight-complex="normal"/>
    </style:style>
    <style:style style:name="T135" style:family="text">
      <style:text-properties style:text-underline-style="none" fo:font-weight="normal" officeooo:rsid="00722a19" style:font-weight-asian="normal" style:font-weight-complex="normal"/>
    </style:style>
    <style:style style:name="T136" style:family="text">
      <style:text-properties style:text-underline-style="none" fo:font-weight="normal" officeooo:rsid="006a9ead" style:font-weight-asian="normal" style:font-weight-complex="normal"/>
    </style:style>
    <style:style style:name="T137" style:family="text">
      <style:text-properties style:text-underline-style="none" fo:font-weight="normal" officeooo:rsid="008d7148" style:font-weight-asian="normal" style:font-weight-complex="normal"/>
    </style:style>
    <style:style style:name="T138" style:family="text">
      <style:text-properties style:text-underline-style="none" fo:font-weight="bold" style:font-weight-asian="bold" style:font-weight-complex="bold"/>
    </style:style>
    <style:style style:name="T139" style:family="text">
      <style:text-properties officeooo:rsid="00702e4c"/>
    </style:style>
    <style:style style:name="T140" style:family="text">
      <style:text-properties officeooo:rsid="0071f6b3"/>
    </style:style>
    <style:style style:name="T141" style:family="text">
      <style:text-properties officeooo:rsid="00722a19"/>
    </style:style>
    <style:style style:name="T142" style:family="text">
      <style:text-properties officeooo:rsid="007477e8"/>
    </style:style>
    <style:style style:name="T143" style:family="text">
      <style:text-properties officeooo:rsid="007e5da6"/>
    </style:style>
    <style:style style:name="T144" style:family="text">
      <style:text-properties officeooo:rsid="0080477a"/>
    </style:style>
    <style:style style:name="T145" style:family="text">
      <style:text-properties officeooo:rsid="0081154c"/>
    </style:style>
    <style:style style:name="T146" style:family="text">
      <style:text-properties officeooo:rsid="0082538a"/>
    </style:style>
    <style:style style:name="T147" style:family="text">
      <style:text-properties officeooo:rsid="00838393"/>
    </style:style>
    <style:style style:name="T148" style:family="text">
      <style:text-properties officeooo:rsid="00845544"/>
    </style:style>
    <style:style style:name="T149" style:family="text">
      <style:text-properties officeooo:rsid="00546728"/>
    </style:style>
    <style:style style:name="T150" style:family="text">
      <style:text-properties officeooo:rsid="008a06de"/>
    </style:style>
    <style:style style:name="T151" style:family="text">
      <style:text-properties officeooo:rsid="0092f82d"/>
    </style:style>
    <style:style style:name="T152" style:family="text">
      <style:text-properties officeooo:rsid="00937b11"/>
    </style:style>
    <style:style style:name="T153" style:family="text">
      <style:text-properties officeooo:rsid="0093b191"/>
    </style:style>
    <style:style style:name="T154" style:family="text">
      <style:text-properties officeooo:rsid="0094f4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22">А</text:span>нглийско<text:span text:style-name="T122">е</text:span> предложени<text:span text:style-name="T122">е. </text:span>Порядок слов</text:p>
      <text:p text:style-name="P1"/>
      <text:p text:style-name="P130"><text:span text:style-name="T117">Слова </text:span><text:span text:style-name="T118">в предложении </text:span><text:span text:style-name="T117">делятся на </text:span><text:span text:style-name="T122">две</text:span><text:span text:style-name="T117"> смысловые группы:</text:span></text:p>
      <text:list xml:id="list3622151240" text:style-name="L1">
        <text:list-item>
          <text:p text:style-name="P84">главные члены предложения — <text:span text:style-name="T146">это </text:span>подлежащее и сказуемое;</text:p>
        </text:list-item>
        <text:list-item>
          <text:p text:style-name="P84">второстепенные члены предложения — определение, дополнение и обстоятельтсво.</text:p>
        </text:list-item>
      </text:list>
      <text:p text:style-name="P28"/>
      <text:p text:style-name="P29">Подлежащие — это существительное в именимтельно<text:span text:style-name="T72">м</text:span> падеже, т. е. автор действия.</text:p>
      <text:p text:style-name="P30">Сказуемое — это глагол <text:span text:style-name="T65">(verb)</text:span>, т. е. действие совершаемое автором.</text:p>
      <text:p text:style-name="P29"/>
      <text:p text:style-name="P135">Дополнение — это то, на что направлено действие. Оно выражено существительным, перед которым может стоять предлог или глаголом, перед которым может стоять частица to <text:span text:style-name="T98">(начальная форма любого глагола всегда пишется с частице to). <text:s/></text:span>Обычно оно стоит </text:p>
      <text:p text:style-name="P135">в конце предложения, но иногда может быть в начале.</text:p>
      <text:p text:style-name="P29"/>
      <text:p text:style-name="P32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29"/>
      <text:p text:style-name="P58"><text:span text:style-name="T120">В английском </text:span><text:span text:style-name="T122">языке</text:span><text:span text:style-name="T120"> не бывает предложений без подлежащего и сказуемого.</text:span></text:p>
      <text:p text:style-name="P62">Исключение составляют разговорные фразы: nice to meet you и пр.</text:p>
      <text:p text:style-name="P58"/>
      <text:p text:style-name="P33"><text:span text:style-name="T131">С</text:span>казуемое <text:span text:style-name="T131">п</text:span>очти всегда делится на 2 части: <text:span text:style-name="T146">на </text:span>вспомогательный и смысловой <text:span text:style-name="T127">глагол</text:span><text:span text:style-name="T146">ы</text:span>.</text:p>
      <text:p text:style-name="P33"/>
      <text:p text:style-name="P55"><text:span text:style-name="T69">Вспомогательный глагол не переводится. Он </text:span><text:span text:style-name="T70">сообщает</text:span><text:span text:style-name="T69"> о том, в каком времени нужно переводить смысловой. Смысловой глогол передает суть действия. Он может может иметь </text:span></text:p>
      <text:p text:style-name="P55"><text:span text:style-name="T69">3 окончания (-s, -ing, -ed) и </text:span><text:span text:style-name="T71">быть в </text:span><text:span text:style-name="T69">3</text:span><text:span text:style-name="T71">х </text:span><text:span text:style-name="T69">форм</text:span><text:span text:style-name="T71">ах</text:span><text:span text:style-name="T69">.</text:span></text:p>
      <text:p text:style-name="P2"/>
      <text:p text:style-name="P110">Утведрдительные и отрицательные предложения:</text:p>
      <text:list xml:id="list1403675282" text:style-name="L2">
        <text:list-item>
          <text:p text:style-name="P85"><text:span text:style-name="T14">подлежащее</text:span><text:span text:style-name="T1">;</text:span></text:p>
        </text:list-item>
        <text:list-item>
          <text:p text:style-name="P85"><text:span text:style-name="T18">сказуемое</text:span><text:span text:style-name="T2">;</text:span></text:p>
        </text:list-item>
        <text:list-item>
          <text:p text:style-name="P86">дополнение;</text:p>
        </text:list-item>
        <text:list-item>
          <text:p text:style-name="P87">обстоятельство.</text:p>
        </text:list-item>
      </text:list>
      <text:p text:style-name="P10"/>
      <text:p text:style-name="P11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1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2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0"/>
      <text:p text:style-name="P111">Вопросительные предложения:</text:p>
      <text:list xml:id="list3787016440" text:style-name="L3">
        <text:list-item>
          <text:p text:style-name="P88"><text:span text:style-name="T25">вопросительное слово</text:span>;</text:p>
        </text:list-item>
        <text:list-item>
          <text:p text:style-name="P88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88"><text:span text:style-name="T13">подлежащее</text:span>;</text:p>
        </text:list-item>
        <text:list-item>
          <text:p text:style-name="P88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88"><text:span text:style-name="T9">дополнение</text:span>;</text:p>
        </text:list-item>
        <text:list-item>
          <text:p text:style-name="P88"><text:span text:style-name="T11">обстоятельство</text:span>.</text:p>
        </text:list-item>
      </text:list>
      <text:p text:style-name="P56"/>
      <text:p text:style-name="P13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64">—</text:span> Что ты здесь делаешь?</text:p>
      <text:p text:style-name="P60"><text:span text:style-name="T4">Do</text:span><text:span text:style-name="T34"> </text:span><text:span text:style-name="T15">you</text:span><text:span text:style-name="T34"> </text:span><text:span text:style-name="T20">want</text:span><text:span text:style-name="T10"> to live </text:span><text:span text:style-name="T12">in Spain</text:span><text:span text:style-name="T34">? — Ты хочешь жить в Испании?</text:span></text:p>
      <text:p text:style-name="P68"/>
      <text:p text:style-name="P69"><text:span text:style-name="T113">Вопрос не всегда бывает полным, какого-то элемента может не быть, </text:span><text:span text:style-name="T114">но при этом всегда есть подлежащие и вспомогательный глагол.</text:span></text:p>
      <text:p text:style-name="P34"/>
      <text:p text:style-name="P136"><text:span text:style-name="T101">Общий вопрос начинается со вспомогательного глагола и подразумевает ответ «</text:span><text:span text:style-name="T102">да/нет»</text:span><text:span text:style-name="T101">.</text:span></text:p>
      <text:p text:style-name="P36"><text:soft-page-break/></text:p>
      <text:p text:style-name="P136"><text:span text:style-name="T87">Чтобы коротко ответить на </text:span><text:span text:style-name="T88">такой </text:span><text:span text:style-name="T87">вопрос, недостаточно просто написать yes/no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00"/>
      <text:p text:style-name="P24"><text:span text:style-name="T123">Do you play</text:span> the piano? <text:span text:style-name="T64">—</text:span> Yes, <text:span text:style-name="T124">I do</text:span><text:span text:style-name="T129">.</text:span></text:p>
      <text:p text:style-name="P24"><text:span text:style-name="T124">Does Rita play</text:span><text:span text:style-name="T129"> football? </text:span><text:span text:style-name="T64">— </text:span><text:span text:style-name="T129">No, </text:span><text:span text:style-name="T124">she doesn`t</text:span><text:span text:style-name="T129">.</text:span> </text:p>
      <text:p text:style-name="P24"/>
      <text:p text:style-name="P37"><text:span text:style-name="T128">Специальный вопрос начинается с вопросительного слова </text:span><text:span text:style-name="T132">или связки</text:span><text:span text:style-name="T128">. </text:span><text:span text:style-name="T130">Он служит, чтобы узнать дополнительную информацию.</text:span><text:span text:style-name="T128"> </text:span><text:span text:style-name="T130">После вопросительного слова обычно стоит существительное: </text:span><text:span text:style-name="T40">What </text:span><text:span text:style-name="T62">car</text:span><text:span text:style-name="T40"> does he have? </text:span><text:span text:style-name="T41">How much </text:span><text:span text:style-name="T63">money</text:span><text:span text:style-name="T41"> dow we have?</text:span></text:p>
      <text:p text:style-name="P24"/>
      <text:p text:style-name="P59"><text:span text:style-name="T33">В предложениях, которые используют глаголы: </text:span><text:span text:style-name="T32">like, have, enjoy, need, </text:span><text:span text:style-name="T33">подлежащие не переводятся на русский в именительном падеже:</text:span></text:p>
      <text:p text:style-name="P49"/>
      <text:p text:style-name="P18"><text:span text:style-name="T26">I l</text:span>ike my job — Мне нравится моя работа (а не «Я нравится моя работа»).</text:p>
      <text:p text:style-name="P18"/>
      <text:p text:style-name="P70">В английском языке всего 2 падежа: именительный и объектный. Обычно слово никак не меняется, даже если оно стоит в объектном падеже. Изменения видны только при работе с местоимениями. Местоимения I, you, he, she, it, we, they стоят в форме именительного падежа (являются подлежащими) и не используются во второй половине предложения.</text:p>
      <text:p text:style-name="P6"/>
      <text:p text:style-name="P6">Об английских временах</text:p>
      <text:p text:style-name="P57"/>
      <text:p text:style-name="P66">Времена группы Simple (или Indefinite) сообщают об обыденных фактах и событиях, происходящих регулярно, например <text:span text:style-name="T34">I live in Spain — Я живу в испании (факт).</text:span></text:p>
      <text:p text:style-name="P66"/>
      <text:p text:style-name="P61"><text:span text:style-name="T66">Времена группы Continues (Progressive) </text:span><text:span text:style-name="T67">описывают</text:span><text:span text:style-name="T66"> </text:span><text:span text:style-name="T73">незавершенный </text:span><text:span text:style-name="T66">процесс </text:span><text:span text:style-name="T73">в</text:span><text:span text:style-name="T66"> </text:span><text:span text:style-name="T74">какой-то</text:span><text:span text:style-name="T66"> момент времени: </text:span><text:span text:style-name="T35">I am reading a book — Я читаю книгу (именно сейчас).</text:span></text:p>
      <text:p text:style-name="P61"/>
      <text:p text:style-name="P65">Времена группы Perfect обозначают результат, опыт, впечатления: <text:s/><text:span text:style-name="T34">I have lost the keys — </text:span></text:p>
      <text:p text:style-name="P17">Я потерял ключи (результат свершившегося действия).</text:p>
      <text:p text:style-name="P61"/>
      <text:p text:style-name="P64">Времена группы Perfect Continuous описывают процесс, который начался в прошлом и длился до какого-то момента <text:span text:style-name="T68">в прошлом, либо длится до настоящего момента, либо продолжится до определенного момента в будущем: </text:span><text:span text:style-name="T36">I have been reading for 2 hours — </text:span></text:p>
      <text:p text:style-name="P22">Я читаю уже 2 часа (как долго я выполняю действие к этому моменту).</text:p>
      <text:p text:style-name="P63"/>
      <text:p text:style-name="P3">Present Simple</text:p>
      <text:p text:style-name="P46"/>
      <text:p text:style-name="P113">Используется чтобы:</text:p>
      <text:list xml:id="list3644893108" text:style-name="L4">
        <text:list-item>
          <text:p text:style-name="P89">сообщить факты настоящего и общеизвестные истины;</text:p>
        </text:list-item>
        <text:list-item>
          <text:p text:style-name="P89">описать текущую реальность <text:span text:style-name="T127">или</text:span> текущее положение дел;</text:p>
        </text:list-item>
        <text:list-item>
          <text:p text:style-name="P89">говорить о событиях, которые происходят с какой-то регулярностью.</text:p>
        </text:list-item>
      </text:list>
      <text:p text:style-name="P31"/>
      <text:p text:style-name="P131"><text:span text:style-name="T109">П</text:span><text:span text:style-name="T110">еред сказуемым часто </text:span><text:span text:style-name="T112">стоят</text:span><text:span text:style-name="T110"> наречия частности </text:span><text:span text:style-name="T111">(</text:span><text:span text:style-name="T110">маячки времени</text:span><text:span text:style-name="T111">):</text:span></text:p>
      <text:list xml:id="list74913003" text:style-name="L5">
        <text:list-item>
          <text:p text:style-name="P90">always - <text:span text:style-name="T75">всегда</text:span>;</text:p>
        </text:list-item>
        <text:list-item>
          <text:p text:style-name="P90">usually - <text:span text:style-name="T75">обычно</text:span>;</text:p>
        </text:list-item>
        <text:list-item>
          <text:p text:style-name="P90">often - <text:span text:style-name="T75">часто</text:span>;</text:p>
        </text:list-item>
        <text:list-item>
          <text:p text:style-name="P90">sometimes - <text:span text:style-name="T75">иногда</text:span>;</text:p>
        </text:list-item>
        <text:list-item>
          <text:p text:style-name="P90">never — <text:span text:style-name="T75">никогда</text:span>.</text:p>
        </text:list-item>
      </text:list>
      <text:p text:style-name="P47"><text:soft-page-break/><text:span text:style-name="T34">I </text:span><text:span text:style-name="T61">always</text:span><text:span text:style-name="T34"> wash my hands before eating — Я всегда мою руки перед едой.</text:span></text:p>
      <text:p text:style-name="P47"><text:span text:style-name="T34"/></text:p>
      <text:p text:style-name="P112">В утверждениях глагол используется в 2х вариантах:</text:p>
      <text:list xml:id="list3905631417" text:style-name="L6">
        <text:list-item>
          <text:p text:style-name="P91">без изменений, если подлежащее в первом лице или множеств<text:span text:style-name="T146">ен.</text:span> числе (<text:span text:style-name="T125">I</text:span>, <text:span text:style-name="T125">you</text:span>, <text:span text:style-name="T125">we,</text:span> <text:span text:style-name="T125">they</text:span>);</text:p>
        </text:list-item>
        <text:list-item>
          <text:p text:style-name="P91"><text:span text:style-name="T75">с окончанием -s </text:span><text:span text:style-name="T76">(-es)</text:span><text:span text:style-name="T75">, если подлежащ</text:span><text:span text:style-name="T126">ее</text:span><text:span text:style-name="T75"> в третьем лице, единств</text:span><text:span text:style-name="T127">ен</text:span><text:span text:style-name="T146">ном</text:span><text:span text:style-name="T75"> числе (</text:span><text:span text:style-name="T125">he</text:span><text:span text:style-name="T75">, </text:span><text:span text:style-name="T125">she</text:span><text:span text:style-name="T75">, </text:span><text:span text:style-name="T125">it</text:span><text:span text:style-name="T75">);</text:span></text:p>
        </text:list-item>
      </text:list>
      <text:p text:style-name="P47"/>
      <text:p text:style-name="P53">I <text:span text:style-name="T17">live</text:span> in New York — Я живу в Нью Йорке.</text:p>
      <text:p text:style-name="P54"><text:span text:style-name="T76">Peter </text:span><text:span text:style-name="T22">work</text:span><text:span text:style-name="T23">s</text:span><text:span text:style-name="T76"> in New York — Питер работает в Нью Йорке;</text:span></text:p>
      <text:p text:style-name="P48"/>
      <text:p text:style-name="P115">Окончание -es ставится, если глагол заканчивается: на гласную букву, </text:p>
      <text:p text:style-name="P114">на шипящий звук (sh, ch) <text:span text:style-name="T119">или</text:span> на букву s/x:</text:p>
      <text:list xml:id="list833005766" text:style-name="L7">
        <text:list-item>
          <text:p text:style-name="P93"><text:span text:style-name="T77">go — </text:span>goes;</text:p>
        </text:list-item>
        <text:list-item>
          <text:p text:style-name="P93"><text:span text:style-name="T77">teach — </text:span>teaches;</text:p>
        </text:list-item>
        <text:list-item>
          <text:p text:style-name="P92"><text:span text:style-name="T77">mix — </text:span><text:span text:style-name="T76">mixes.</text:span></text:p>
        </text:list-item>
      </text:list>
      <text:p text:style-name="P46"/>
      <text:p text:style-name="P117">Если глагол заканчивается на букву y, перед которой согласная, то вместо y </text:p>
      <text:p text:style-name="P116">пишется i <text:span text:style-name="T78">(помимо добавления -es)</text:span>:</text:p>
      <text:list xml:id="list264160521" text:style-name="L8">
        <text:list-item>
          <text:p text:style-name="P94">fly — flies; </text:p>
        </text:list-item>
        <text:list-item>
          <text:p text:style-name="P94">cry — cries.</text:p>
        </text:list-item>
      </text:list>
      <text:p text:style-name="P46"/>
      <text:p text:style-name="P4">Отрицания в Present Simple</text:p>
      <text:p text:style-name="P4"/>
      <text:p text:style-name="P131"><text:span text:style-name="T84">Использу</text:span><text:span text:style-name="T85">ю</text:span><text:span text:style-name="T84">тся чтобы сказать о том, что что-либо:</text:span></text:p>
      <text:list xml:id="list1469849145" text:style-name="L9">
        <text:list-item>
          <text:p text:style-name="P95">не является фактом настоящего <text:span text:style-name="T127">или истиной</text:span>;</text:p>
        </text:list-item>
        <text:list-item>
          <text:p text:style-name="P95">не происходит с какой-то регулярностью.</text:p>
        </text:list-item>
      </text:list>
      <text:p text:style-name="P52"/>
      <text:p text:style-name="P51">За отрицание отвечает частица not, которая идет в паре со вспомогательным глаголом do.</text:p>
      <text:p text:style-name="P51">Если подлежащее he/she/it, то испольузется does. <text:span text:style-name="T116">Смысловой глагол без изменений.</text:span></text:p>
      <text:p text:style-name="P50"/>
      <text:p text:style-name="P19">People <text:span text:style-name="T3">do </text:span><text:span text:style-name="T28">not</text:span> <text:span text:style-name="T17">live</text:span> in space — Люди не живут в космосе.</text:p>
      <text:p text:style-name="P19">Water <text:span text:style-name="T3">does </text:span><text:span text:style-name="T28">not</text:span> <text:span text:style-name="T17">boil</text:span> at 50 degrees Celsius — Вода не кипит при 50 грудусах.</text:p>
      <text:p text:style-name="P19"/>
      <text:p text:style-name="P132"><text:span text:style-name="T81">Практически всегда do/</text:span><text:span text:style-name="T82">does</text:span><text:span text:style-name="T81"> not использу</text:span><text:span text:style-name="T83">е</text:span><text:span text:style-name="T81">тся в сокращении: </text:span></text:p>
      <text:p text:style-name="P20">We don`t drink whisky — Мы не пьем виски.</text:p>
      <text:p text:style-name="P21">He doesn`t drink tea — Он не пьет чай.</text:p>
      <text:p text:style-name="P21"/>
      <text:p text:style-name="P45">Вопросы в Present Simple</text:p>
      <text:p text:style-name="P20"/>
      <text:p text:style-name="P98">Используюся чтобы:</text:p>
      <text:list xml:id="list949736866" text:style-name="L10">
        <text:list-item>
          <text:p text:style-name="P97">узнать о фактах настоящего;</text:p>
        </text:list-item>
        <text:list-item>
          <text:p text:style-name="P96"><text:span text:style-name="T86">узнать</text:span><text:span text:style-name="T85"> о событиях, которые происходят с какой-то регулярностью.</text:span></text:p>
        </text:list-item>
      </text:list>
      <text:p text:style-name="P35"/>
      <text:p text:style-name="P35">Вопрос задается с помощью вспомогательного глагола do/does, который ставится перед подлежащим. Смысловой глагол без изменений (в начальной форме).</text:p>
      <text:p text:style-name="P35"/>
      <text:p text:style-name="P67"><text:span text:style-name="T7">Do</text:span><text:span text:style-name="T80"> you </text:span><text:span text:style-name="T24">like</text:span><text:span text:style-name="T80"> action movies? </text:span><text:span text:style-name="T45">— </text:span><text:span text:style-name="T80">Тебе нравятся экшен фильмы? </text:span></text:p>
      <text:p text:style-name="P23">What books <text:span text:style-name="T3">do</text:span> you <text:span text:style-name="T17">read</text:span>? <text:span text:style-name="T79">—</text:span> Какие книги тебе нравятся?</text:p>
      <text:p text:style-name="P9"/>
      <text:p text:style-name="P9"/>
      <text:p text:style-name="P148">Глаголы <text:span text:style-name="T142">d</text:span>o и <text:span text:style-name="T142">b</text:span>e <text:span text:style-name="T145">в Present Simple</text:span></text:p>
      <text:p text:style-name="P7"/>
      <text:p text:style-name="P72"><text:span text:style-name="T94">Глагол</text:span><text:span text:style-name="T89"> d</text:span><text:span text:style-name="T90">o </text:span><text:span text:style-name="T91">означает</text:span><text:span text:style-name="T90"> «делать». В предложении </text:span><text:span text:style-name="T94">он</text:span><text:span text:style-name="T90"> может может встречаться несколько раз, </text:span></text:p>
      <text:p text:style-name="P72"><text:span text:style-name="T90">в качестве вспомогательного и смыслового: </text:span><text:span text:style-name="T46">What </text:span><text:span text:style-name="T5">do</text:span><text:span text:style-name="T46"> you </text:span><text:span text:style-name="T21">do</text:span><text:span text:style-name="T46">? </text:span><text:span text:style-name="T47">— </text:span><text:span text:style-name="T46">Что ты делаешь? </text:span></text:p>
      <text:p text:style-name="P72"><text:span text:style-name="T46"/></text:p>
      <text:p text:style-name="P133"><text:span text:style-name="T100">To </text:span><text:span text:style-name="T89">be — </text:span><text:span text:style-name="T93">это начальная форма глагола</text:span><text:span text:style-name="T89"> «быть». <text:s/></text:span><text:span text:style-name="T94">Он</text:span><text:span text:style-name="T89"> меняется в завис</text:span><text:span text:style-name="T94">имости</text:span><text:span text:style-name="T89"> от подлежащего: </text:span></text:p>
      <table:table table:name="Table4" table:style-name="Table4">
        <table:table-column table:style-name="Table4.A"/>
        <table:table-column table:style-name="Table4.B"/>
        <table:table-row table:style-name="TableLine93846186996592">
          <table:table-cell table:style-name="Table4.A1" office:value-type="string">
            <text:p text:style-name="P78">Подлежащее</text:p>
          </table:table-cell>
          <table:table-cell table:style-name="Table4.B1" office:value-type="string">
            <text:p text:style-name="P78"><text:span text:style-name="T143">Глагол </text:span><text:span text:style-name="T139">t</text:span>o be</text:p>
          </table:table-cell>
        </table:table-row>
        <table:table-row table:style-name="TableLine93846187049120">
          <table:table-cell table:style-name="Table4.A2" office:value-type="string">
            <text:p text:style-name="P80">I</text:p>
          </table:table-cell>
          <table:table-cell table:style-name="Table4.B2" office:value-type="string">
            <text:p text:style-name="P80">am</text:p>
          </table:table-cell>
        </table:table-row>
        <table:table-row table:style-name="TableLine93846187050288">
          <table:table-cell table:style-name="Table4.A2" office:value-type="string">
            <text:p text:style-name="P80">he/she/it</text:p>
          </table:table-cell>
          <table:table-cell table:style-name="Table4.B2" office:value-type="string">
            <text:p text:style-name="P80">is</text:p>
          </table:table-cell>
        </table:table-row>
        <table:table-row table:style-name="TableLine93846187050928">
          <table:table-cell table:style-name="Table4.A2" office:value-type="string">
            <text:p text:style-name="P80">we/you/they</text:p>
          </table:table-cell>
          <table:table-cell table:style-name="Table4.B2" office:value-type="string">
            <text:p text:style-name="P80">are</text:p>
          </table:table-cell>
        </table:table-row>
      </table:table>
      <text:p text:style-name="P40"/>
      <text:p text:style-name="P75"><text:span text:style-name="T91">Э</text:span><text:span text:style-name="T95">ти формы </text:span><text:span text:style-name="T99">глагола</text:span><text:span text:style-name="T95"> заменяют собой сказуемое в тех </text:span><text:span text:style-name="T96">ситуациях</text:span><text:span text:style-name="T95">, </text:span><text:span text:style-name="T96">когда</text:span><text:span text:style-name="T95"> оно отсутсвует</text:span></text:p>
      <text:p text:style-name="P128"><text:span text:style-name="T95">(т. к. </text:span><text:span text:style-name="T94">для английского языка не характерно, когда в предложении нет </text:span><text:span text:style-name="T95">сказуемого) </text:span></text:p>
      <text:p text:style-name="P128"><text:span text:style-name="T100">и помогают привязать предложение ко времени</text:span><text:span text:style-name="T95">.</text:span></text:p>
      <text:p text:style-name="P41"/>
      <text:p text:style-name="P73"><text:span text:style-name="T30">I </text:span><text:span text:style-name="T6">am</text:span><text:span text:style-name="T48"> a doctor — Я (</text:span><text:span text:style-name="T49">есть</text:span><text:span text:style-name="T48">) доктор.</text:span></text:p>
      <text:p text:style-name="P16"><text:span text:style-name="T29">We</text:span><text:span text:style-name="T133"> </text:span><text:span text:style-name="T8">are</text:span><text:span text:style-name="T133"> happy </text:span><text:span text:style-name="T136">— </text:span><text:span text:style-name="T133">Мы (есть) счастливы.</text:span></text:p>
      <text:p text:style-name="P42"/>
      <text:p text:style-name="P38"><text:span text:style-name="T140">Г</text:span>лагол <text:span text:style-name="T140">be </text:span>появляется, когда говорят:</text:p>
      <text:list xml:id="list3294733727" text:style-name="L11">
        <text:list-item>
          <text:p text:style-name="P99">кто человек по профессии <text:span text:style-name="T147">(</text:span><text:span text:style-name="T42">I am a football player</text:span><text:span text:style-name="T43">)</text:span>;</text:p>
        </text:list-item>
        <text:list-item>
          <text:p text:style-name="P99">в каком состоянии человек или объект <text:span text:style-name="T147">(</text:span><text:span text:style-name="T42">This dress is blue</text:span><text:span text:style-name="T43">)</text:span>;</text:p>
        </text:list-item>
        <text:list-item>
          <text:p text:style-name="P99">где находится человек или объект <text:span text:style-name="T147">(</text:span><text:span text:style-name="T42">Molly is in her office now</text:span><text:span text:style-name="T43">)</text:span>;</text:p>
        </text:list-item>
      </text:list>
      <text:p text:style-name="P74"><text:span text:style-name="T92"/></text:p>
      <text:p text:style-name="P74"><text:span text:style-name="T100">Глагол</text:span><text:span text:style-name="T92"> be может использоваться в связке с прилагательным. </text:span><text:span text:style-name="T97">При переводе таких связок можно подобрать отдельный глагол, которого нет в английском.</text:span></text:p>
      <text:p text:style-name="P39"/>
      <text:p text:style-name="P141"><text:span text:style-name="T50">I am interested in art — Я</text:span><text:span text:style-name="T51"> (</text:span><text:span text:style-name="T54">есть </text:span><text:span text:style-name="T51">заинтересованный) интересуюсь искусством.</text:span></text:p>
      <text:p text:style-name="P141"><text:span text:style-name="T51">My hands are cold — Мои руки </text:span><text:span text:style-name="T53">(</text:span><text:span text:style-name="T52">есть</text:span><text:span text:style-name="T53"> замерзши</text:span><text:span text:style-name="T52">е</text:span><text:span text:style-name="T53">) </text:span><text:span text:style-name="T51">замерзли</text:span><text:span text:style-name="T53">.</text:span></text:p>
      <text:p text:style-name="P25"/>
      <text:p text:style-name="P43">В вопросительных предложениях глагол be меняется местами с подлежащим, </text:p>
      <text:p text:style-name="P43">а в отрицательных, используется с частицей not:</text:p>
      <text:p text:style-name="P43"/>
      <text:p text:style-name="P14"><text:span text:style-name="T134">I </text:span><text:span text:style-name="T133">am not a student — Я не студент.</text:span></text:p>
      <text:p text:style-name="P27">We are not English speakers — Они не англоговорящие люди.</text:p>
      <text:p text:style-name="P14"><text:span text:style-name="T134">I</text:span><text:span text:style-name="T133">s it dark? — Сейчас темно?</text:span></text:p>
      <text:p text:style-name="P27">Are they hungry? — Они голодны?</text:p>
      <text:p text:style-name="P27"/>
      <text:p text:style-name="P44">Если перед <text:span text:style-name="T144">am/is/are</text:span> нет вопросительного слова, то это общий вопрос. </text:p>
      <text:p text:style-name="P44">В корешке ответа вместо do/does используется am/is/are:</text:p>
      <text:p text:style-name="P44"/>
      <text:p text:style-name="P15"><text:span text:style-name="T133">Am I in danger? Yes, you are. </text:span><text:span text:style-name="T135">—</text:span><text:span text:style-name="T133"> Я в опасности? Да.</text:span></text:p>
      <text:p text:style-name="P15"><text:span text:style-name="T133">Is John married? - No, he isn`t. </text:span><text:span text:style-name="T135">— </text:span><text:span text:style-name="T133">Джон женат? </text:span><text:span text:style-name="T135">— </text:span><text:span text:style-name="T133">Нет.</text:span></text:p>
      <text:p text:style-name="P26"/>
      <text:p text:style-name="P26"><text:span text:style-name="T108">Специальный вопрос начинается с вопросительного слова </text:span><text:span text:style-name="T115">или связки</text:span><text:span text:style-name="T108">:</text:span> </text:p>
      <text:p text:style-name="P26">Where is Jill?<text:span text:style-name="T141"> </text:span>She is at school. <text:span text:style-name="T141">— </text:span>Где Джил? Она в школе.</text:p>
      <text:p text:style-name="P26"/>
      <text:p text:style-name="P147"><text:span text:style-name="T104">Очень часто am/is/are сокращаются: </text:span><text:span text:style-name="T56">I am → I`m, he is → he`s, <text:s/></text:span></text:p>
      <text:p text:style-name="P147"><text:span text:style-name="T56">you are → you`re, John is → John`s, </text:span><text:span text:style-name="T58">t</text:span><text:span text:style-name="T56">hey are → </text:span><text:span text:style-name="T58">t</text:span><text:span text:style-name="T56">hey`re</text:span><text:span text:style-name="T57">. </text:span></text:p>
      <text:p text:style-name="P146"><text:span text:style-name="T57"/></text:p>
      <text:p text:style-name="P147"><text:span text:style-name="T105"/></text:p>
      <text:p text:style-name="P149"><text:span text:style-name="T105">С</text:span><text:span text:style-name="T106">окращать можно как по </text:span><text:span text:style-name="T107">вспом.</text:span><text:span text:style-name="T106"> глаголу, так и по частице not: </text:span><text:span text:style-name="T59">he is not → he`s not</text:span><text:span text:style-name="T60"> или</text:span><text:span text:style-name="T59"> he isn`t.</text:span></text:p>
      <text:p text:style-name="P118"><text:span text:style-name="T137">П</text:span><text:span text:style-name="T133">ри этом am сокращается только по am → </text:span><text:span text:style-name="T44">I`m not (I amn`t не существует).</text:span></text:p>
      <text:p text:style-name="P119"><text:span text:style-name="T60"/></text:p>
      <text:p text:style-name="P119"><text:span text:style-name="T138">Present Continuous</text:span></text:p>
      <text:p text:style-name="P101"/>
      <text:p text:style-name="P101">Указывает на событие, происходящее именно сейчас и которое еще не закончилось.</text:p>
      <text:p text:style-name="P104">Состоит из связки вспомогательного глагола be и смыслового, с окончанием -ing.</text:p>
      <text:p text:style-name="P102"/>
      <text:p text:style-name="P123">She <text:span text:style-name="T123">is</text:span> driv<text:span text:style-name="T123">ing</text:span> to work. <text:span text:style-name="T141">—</text:span> Она (сейчас) едет на работу.</text:p>
      <text:p text:style-name="P124">You <text:span text:style-name="T123">are</text:span> do<text:span text:style-name="T123">ing</text:span> great! <text:span text:style-name="T141">—</text:span> У тебя отлично получается!</text:p>
      <text:p text:style-name="P101"/>
      <text:p text:style-name="P140"><text:span text:style-name="T103">Если глагол заканчивается на -e, то при добавлении -ing она выпадает: </text:span><text:span text:style-name="T55">make → making.</text:span></text:p>
      <text:p text:style-name="P103">Если глагол заканчивается на -ie, то при добавлении -ing оно меняется на -y: <text:span text:style-name="T34">lie → lying. </text:span></text:p>
      <text:p text:style-name="P103"><text:span text:style-name="T34"/></text:p>
      <text:p text:style-name="P140"><text:span text:style-name="T103">Если глагол из 1 слога, с одной гласной буквой, после которой солгасная, то при </text:span></text:p>
      <text:p text:style-name="P140"><text:span text:style-name="T103">добавлении -ing согласная удваивается: </text:span><text:span text:style-name="T55">hit → hitting, sit → sitting.</text:span></text:p>
      <text:p text:style-name="P140"><text:span text:style-name="T103"/></text:p>
      <text:p text:style-name="P142"><text:span text:style-name="T103">В </text:span><text:span text:style-name="T80">окончании -ing буква g не произносится. Сочетание ng образет необычный звук, которого нет в русском языке — носовой n (при произнесении пускается воздух через нос).</text:span></text:p>
      <text:p text:style-name="P142"><text:span text:style-name="T80"/></text:p>
      <text:p text:style-name="P144"><text:span text:style-name="T80">Маячки времени указывающие на Present Continuous:</text:span></text:p>
      <text:list xml:id="list1308814550" text:style-name="L12">
        <text:list-item>
          <text:p text:style-name="P143"><text:span text:style-name="T80">look — смотри;</text:span></text:p>
        </text:list-item>
        <text:list-item>
          <text:p text:style-name="P143"><text:span text:style-name="T80">now — сейчас (обычно стоит в конце);</text:span></text:p>
        </text:list-item>
        <text:list-item>
          <text:p text:style-name="P143"><text:span text:style-name="T80">at the moment — в этот момент (обычно в конце).</text:span></text:p>
        </text:list-item>
      </text:list>
      <text:p text:style-name="P103"/>
      <text:p text:style-name="P124">I am working right <text:span text:style-name="T123">now</text:span>. — Прямо сейчас я работаю.</text:p>
      <text:p text:style-name="P124"><text:span text:style-name="T123">Look</text:span> out of the window! It`s raining. — Посмотри в окно. Идет дождь.</text:p>
      <text:p text:style-name="P105"/>
      <text:p text:style-name="P107">Отрицания в Present Continuous</text:p>
      <text:p text:style-name="P107"/>
      <text:p text:style-name="P106">Используется чтобы сказать, что что-то не происходит именно сейчас.</text:p>
      <text:p text:style-name="P106">Для этого к глаголу be добавляется частица not.</text:p>
      <text:p text:style-name="P106"/>
      <text:p text:style-name="P125">I`m not listening to you. <text:span text:style-name="T150">—</text:span> Я не слушаю тебя.</text:p>
      <text:p text:style-name="P125">He isn`t cleaning the carpet. <text:span text:style-name="T150">—</text:span> Он не чистит ковер.</text:p>
      <text:p text:style-name="P125"/>
      <text:p text:style-name="P108">Вопросы в Present Continuous</text:p>
      <text:p text:style-name="P126"/>
      <text:p text:style-name="P150">Здесь использ<text:span text:style-name="T153">уются</text:span> теже правила, что при составлении вопросов в </text:p>
      <text:p text:style-name="P151">Present Simple с глаголом be:</text:p>
      <text:p text:style-name="P126">Am I listening? <text:span text:style-name="T150">—</text:span> Я слушаю?</text:p>
      <text:p text:style-name="P126">Are you playing? Yes, I am. <text:span text:style-name="T150">—</text:span> Ты играешь? Да.</text:p>
      <text:p text:style-name="P126">Where is he going? <text:span text:style-name="T150">—</text:span> Куда он идет?</text:p>
      <text:p text:style-name="P127">What book is she reading? <text:span text:style-name="T150">—</text:span>Какую книгу она читает? <text:span text:style-name="T152">(сейчас)</text:span></text:p>
      <text:p text:style-name="P127"/>
      <text:p text:style-name="P109">Сравнение Present Simple и Present Continuous</text:p>
      <text:p text:style-name="P109"/>
      <text:p text:style-name="P109"/>
      <text:p text:style-name="P81"><text:span text:style-name="T37">Таблица времен </text:span><text:span text:style-name="T39">утвердительн</text:span><text:span text:style-name="T38">ых</text:span><text:span text:style-name="T39"> предложени</text:span><text:span text:style-name="T38">й</text:span><text:span text:style-name="T37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 table:style-name="TableLine93846187059168">
          <table:table-cell table:style-name="Table1.A1" office:value-type="string">
            <text:p text:style-name="P76"/>
          </table:table-cell>
          <table:table-cell table:style-name="Table1.A1" office:value-type="string">
            <text:p text:style-name="P77">Simple</text:p>
          </table:table-cell>
          <table:table-cell table:style-name="Table1.A1" office:value-type="string">
            <text:p text:style-name="P5">Continuous</text:p>
          </table:table-cell>
          <table:table-cell table:style-name="Table1.A1" office:value-type="string">
            <text:p text:style-name="P77">Perfect</text:p>
          </table:table-cell>
          <table:table-cell table:style-name="Table1.E1" office:value-type="string">
            <text:p text:style-name="P77">Perfect <text:span text:style-name="T67">Continuous</text:span></text:p>
          </table:table-cell>
        </table:table-row>
        <table:table-row table:style-name="TableLine93846187110992">
          <table:table-cell table:style-name="Table1.A2" office:value-type="string">
            <text:p text:style-name="P77">Future</text:p>
          </table:table-cell>
          <table:table-cell table:style-name="Table1.A2" office:value-type="string">
            <text:p text:style-name="P79"/>
          </table:table-cell>
          <table:table-cell table:style-name="Table1.A2" office:value-type="string">
            <text:p text:style-name="P79"/>
          </table:table-cell>
          <table:table-cell table:style-name="Table1.A2" office:value-type="string">
            <text:p text:style-name="P79"/>
          </table:table-cell>
          <table:table-cell table:style-name="Table1.E2" office:value-type="string">
            <text:p text:style-name="P79"/>
          </table:table-cell>
        </table:table-row>
        <table:table-row table:style-name="TableLine93846187112672">
          <table:table-cell table:style-name="Table1.A2" office:value-type="string">
            <text:p text:style-name="P77">Present</text:p>
          </table:table-cell>
          <table:table-cell table:style-name="Table1.A2" office:value-type="string">
            <text:p text:style-name="P79">I/you/we/they <text:span text:style-name="T31">start</text:span></text:p>
            <text:p text:style-name="P79"><text:span text:style-name="T148">h</text:span><text:span text:style-name="T149">e/she/</text:span><text:span text:style-name="T121">it</text:span><text:span text:style-name="T149"> </text:span><text:span text:style-name="T31">starts</text:span></text:p>
          </table:table-cell>
          <table:table-cell table:style-name="Table1.A2" office:value-type="string">
            <text:p text:style-name="P79"/>
          </table:table-cell>
          <table:table-cell table:style-name="Table1.A2" office:value-type="string">
            <text:p text:style-name="P79"/>
          </table:table-cell>
          <table:table-cell table:style-name="Table1.E2" office:value-type="string">
            <text:p text:style-name="P79"/>
          </table:table-cell>
        </table:table-row>
        <table:table-row table:style-name="TableLine93846187113808">
          <table:table-cell table:style-name="Table1.A2" office:value-type="string">
            <text:p text:style-name="P77">Past</text:p>
          </table:table-cell>
          <table:table-cell table:style-name="Table1.A2" office:value-type="string">
            <text:p text:style-name="P79"/>
          </table:table-cell>
          <table:table-cell table:style-name="Table1.A2" office:value-type="string">
            <text:p text:style-name="P79"/>
          </table:table-cell>
          <table:table-cell table:style-name="Table1.A2" office:value-type="string">
            <text:p text:style-name="P79"/>
          </table:table-cell>
          <table:table-cell table:style-name="Table1.E2" office:value-type="string">
            <text:p text:style-name="P79"/>
          </table:table-cell>
        </table:table-row>
      </table:table>
      <text:p text:style-name="P57"/>
      <text:p text:style-name="P71"><text:span text:style-name="T37">Таблица времен </text:span><text:span text:style-name="T38">отрицательных</text:span><text:span text:style-name="T39"> предложени</text:span><text:span text:style-name="T38">й</text:span><text:span text:style-name="T37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 table:style-name="TableLine93846187116384"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7">Simple</text:p>
          </table:table-cell>
          <table:table-cell table:style-name="Table2.A1" office:value-type="string">
            <text:p text:style-name="P5">Continuous</text:p>
          </table:table-cell>
          <table:table-cell table:style-name="Table2.A1" office:value-type="string">
            <text:p text:style-name="P77">Perfect</text:p>
          </table:table-cell>
          <table:table-cell table:style-name="Table2.E1" office:value-type="string">
            <text:p text:style-name="P77">Perfect <text:span text:style-name="T67">Continuous</text:span></text:p>
          </table:table-cell>
        </table:table-row>
        <table:table-row table:style-name="TableLine93846187132752">
          <table:table-cell table:style-name="Table2.A2" office:value-type="string">
            <text:p text:style-name="P77">Future</text:p>
          </table:table-cell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79"/>
          </table:table-cell>
          <table:table-cell table:style-name="Table2.E2" office:value-type="string">
            <text:p text:style-name="P79"/>
          </table:table-cell>
        </table:table-row>
        <table:table-row table:style-name="TableLine93846187134432">
          <table:table-cell table:style-name="Table2.A2" office:value-type="string">
            <text:p text:style-name="P77">Present</text:p>
          </table:table-cell>
          <table:table-cell table:style-name="Table2.A2" office:value-type="string">
            <text:p text:style-name="P79"><text:span text:style-name="T149">I/you/we/they don`t </text:span><text:span text:style-name="T148">start</text:span></text:p>
            <text:p text:style-name="P79"><text:span text:style-name="T148">h</text:span><text:span text:style-name="T149">e/she/</text:span><text:span text:style-name="T121">it</text:span><text:span text:style-name="T149"> does`t </text:span><text:span text:style-name="T148">start</text:span></text:p>
          </table:table-cell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79"/>
          </table:table-cell>
          <table:table-cell table:style-name="Table2.E2" office:value-type="string">
            <text:p text:style-name="P79"/>
          </table:table-cell>
        </table:table-row>
        <table:table-row table:style-name="TableLine93846187135568">
          <table:table-cell table:style-name="Table2.A2" office:value-type="string">
            <text:p text:style-name="P77">Past</text:p>
          </table:table-cell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79"/>
          </table:table-cell>
          <table:table-cell table:style-name="Table2.A2" office:value-type="string">
            <text:p text:style-name="P79"/>
          </table:table-cell>
          <table:table-cell table:style-name="Table2.E2" office:value-type="string">
            <text:p text:style-name="P79"/>
          </table:table-cell>
        </table:table-row>
      </table:table>
      <text:p text:style-name="P57"/>
      <text:p text:style-name="P71"><text:span text:style-name="T37">Таблица времен </text:span><text:span text:style-name="T38">вопросительных</text:span><text:span text:style-name="T39"> предложени</text:span><text:span text:style-name="T38">й</text:span><text:span text:style-name="T37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row table:style-name="TableLine93846187138560">
          <table:table-cell table:style-name="Table3.A1" office:value-type="string">
            <text:p text:style-name="P76"/>
          </table:table-cell>
          <table:table-cell table:style-name="Table3.A1" office:value-type="string">
            <text:p text:style-name="P77">Simple</text:p>
          </table:table-cell>
          <table:table-cell table:style-name="Table3.A1" office:value-type="string">
            <text:p text:style-name="P5">Continuous</text:p>
          </table:table-cell>
          <table:table-cell table:style-name="Table3.A1" office:value-type="string">
            <text:p text:style-name="P77">Perfect</text:p>
          </table:table-cell>
          <table:table-cell table:style-name="Table3.E1" office:value-type="string">
            <text:p text:style-name="P77">Perfect <text:span text:style-name="T67">Continuous</text:span></text:p>
          </table:table-cell>
        </table:table-row>
        <table:table-row table:style-name="TableLine93846187155104">
          <table:table-cell table:style-name="Table3.A2" office:value-type="string">
            <text:p text:style-name="P77">Future</text:p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E2" office:value-type="string">
            <text:p text:style-name="P79"/>
          </table:table-cell>
        </table:table-row>
        <table:table-row table:style-name="TableLine93846187156784">
          <table:table-cell table:style-name="Table3.A2" office:value-type="string">
            <text:p text:style-name="P77">Present</text:p>
          </table:table-cell>
          <table:table-cell table:style-name="Table3.A2" office:value-type="string">
            <text:p text:style-name="P83"><text:span text:style-name="T154">d</text:span><text:span text:style-name="T131">o I/you/we/they </text:span><text:span text:style-name="T148">start</text:span><text:span text:style-name="T131">?</text:span></text:p>
            <text:p text:style-name="P83"><text:span text:style-name="T154">d</text:span><text:span text:style-name="T131">oes he/she/it </text:span><text:span text:style-name="T148">start</text:span><text:span text:style-name="T131">?</text:span></text:p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E2" office:value-type="string">
            <text:p text:style-name="P79"/>
          </table:table-cell>
        </table:table-row>
        <table:table-row table:style-name="TableLine93846187157920">
          <table:table-cell table:style-name="Table3.A2" office:value-type="string">
            <text:p text:style-name="P77">Past</text:p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A2" office:value-type="string">
            <text:p text:style-name="P79"/>
          </table:table-cell>
          <table:table-cell table:style-name="Table3.E2" office:value-type="string">
            <text:p text:style-name="P79"/>
          </table:table-cell>
        </table:table-row>
      </table:table>
      <text:p text:style-name="P22"/>
      <text:p text:style-name="P1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17T14:49:20.768257413</dc:date>
    <meta:editing-duration>PT5H56M31S</meta:editing-duration>
    <meta:editing-cycles>90</meta:editing-cycles>
    <meta:generator>LibreOffice/6.4.7.2$Linux_X86_64 LibreOffice_project/40$Build-2</meta:generator>
    <meta:document-statistic meta:table-count="4" meta:image-count="0" meta:object-count="0" meta:page-count="6" meta:paragraph-count="190" meta:word-count="1540" meta:character-count="9896" meta:non-whitespace-character-count="8496"/>
  </office:meta>
</office:document-meta>
</file>